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weight-asian="normal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row table:style-name="ro1" table:number-rows-repeated="3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R_i</text:p>
          </table:table-cell>
          <table:table-cell table:style-name="Default" office:value-type="float" office:value="50.7" calcext:value-type="float">
            <text:p>50,7</text:p>
          </table:table-cell>
          <table:table-cell table:style-name="Default" table:number-columns-repeated="2"/>
          <table:table-cell table:style-name="Default" office:value-type="string" calcext:value-type="string">
            <text:p>U_pwm (V)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2">
          <table:table-cell/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U_a</text:p>
          </table:table-cell>
          <table:table-cell table:style-name="ce1" office:value-type="string" calcext:value-type="string">
            <text:p>s (V/1000rpm)</text:p>
          </table:table-cell>
          <table:table-cell table:style-name="ce1" office:value-type="string" calcext:value-type="string">
            <text:p>I_a (mA)</text:p>
          </table:table-cell>
          <table:table-cell table:style-name="ce1" office:value-type="string" calcext:value-type="string">
            <text:p>S (mA/1000rpm)</text:p>
          </table:table-cell>
          <table:table-cell table:style-name="Default" office:value-type="string" calcext:value-type="string">
            <text:p>d_target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,40</text:p>
          </table:table-cell>
          <table:table-cell table:formula="of:=[.C8]/([.B8]/1000)" office:value-type="float" office:value="0.4" calcext:value-type="float">
            <text:p>0,40</text:p>
          </table:table-cell>
          <table:table-cell table:formula="of:=1000*[.C8]/[.$C$4]" office:value-type="float" office:value="7.88954635108481" calcext:value-type="float">
            <text:p>7,89</text:p>
          </table:table-cell>
          <table:table-cell table:formula="of:=[.E8]/([.B8]/1000)" office:value-type="float" office:value="7.88954635108481" calcext:value-type="float">
            <text:p>7,89</text:p>
          </table:table-cell>
          <table:table-cell table:formula="of:=100*[.C8]/[.$G$4]" office:value-type="float" office:value="8" calcext:value-type="float">
            <text:p>8,0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6" calcext:value-type="float">
            <text:p>0,60</text:p>
          </table:table-cell>
          <table:table-cell table:formula="of:=[.C9]/([.B9]/1000)" office:value-type="float" office:value="0.4" calcext:value-type="float">
            <text:p>0,40</text:p>
          </table:table-cell>
          <table:table-cell table:formula="of:=1000*[.C9]/[.$C$4]" office:value-type="float" office:value="11.8343195266272" calcext:value-type="float">
            <text:p>11,83</text:p>
          </table:table-cell>
          <table:table-cell table:formula="of:=[.E9]/([.B9]/1000)" office:value-type="float" office:value="7.88954635108481" calcext:value-type="float">
            <text:p>7,89</text:p>
          </table:table-cell>
          <table:table-cell table:formula="of:=100*[.C9]/[.$G$4]" office:value-type="float" office:value="12" calcext:value-type="float">
            <text:p>12,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77" calcext:value-type="float">
            <text:p>0,77</text:p>
          </table:table-cell>
          <table:table-cell table:formula="of:=[.C10]/([.B10]/1000)" office:value-type="float" office:value="0.385" calcext:value-type="float">
            <text:p>0,39</text:p>
          </table:table-cell>
          <table:table-cell table:formula="of:=1000*[.C10]/[.$C$4]" office:value-type="float" office:value="15.1873767258383" calcext:value-type="float">
            <text:p>15,19</text:p>
          </table:table-cell>
          <table:table-cell table:formula="of:=[.E10]/([.B10]/1000)" office:value-type="float" office:value="7.59368836291913" calcext:value-type="float">
            <text:p>7,59</text:p>
          </table:table-cell>
          <table:table-cell table:formula="of:=100*[.C10]/[.$G$4]" office:value-type="float" office:value="15.4" calcext:value-type="float">
            <text:p>15,4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94" calcext:value-type="float">
            <text:p>0,94</text:p>
          </table:table-cell>
          <table:table-cell table:formula="of:=[.C11]/([.B11]/1000)" office:value-type="float" office:value="0.376" calcext:value-type="float">
            <text:p>0,38</text:p>
          </table:table-cell>
          <table:table-cell table:formula="of:=1000*[.C11]/[.$C$4]" office:value-type="float" office:value="18.5404339250493" calcext:value-type="float">
            <text:p>18,54</text:p>
          </table:table-cell>
          <table:table-cell table:formula="of:=[.E11]/([.B11]/1000)" office:value-type="float" office:value="7.41617357001972" calcext:value-type="float">
            <text:p>7,42</text:p>
          </table:table-cell>
          <table:table-cell table:formula="of:=100*[.C11]/[.$G$4]" office:value-type="float" office:value="18.8" calcext:value-type="float">
            <text:p>18,8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.13" calcext:value-type="float">
            <text:p>1,13</text:p>
          </table:table-cell>
          <table:table-cell table:formula="of:=[.C12]/([.B12]/1000)" office:value-type="float" office:value="0.376666666666667" calcext:value-type="float">
            <text:p>0,38</text:p>
          </table:table-cell>
          <table:table-cell table:formula="of:=1000*[.C12]/[.$C$4]" office:value-type="float" office:value="22.2879684418146" calcext:value-type="float">
            <text:p>22,29</text:p>
          </table:table-cell>
          <table:table-cell table:formula="of:=[.E12]/([.B12]/1000)" office:value-type="float" office:value="7.4293228139382" calcext:value-type="float">
            <text:p>7,43</text:p>
          </table:table-cell>
          <table:table-cell table:formula="of:=100*[.C12]/[.$G$4]" office:value-type="float" office:value="22.6" calcext:value-type="float">
            <text:p>22,6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1.31" calcext:value-type="float">
            <text:p>1,31</text:p>
          </table:table-cell>
          <table:table-cell table:formula="of:=[.C13]/([.B13]/1000)" office:value-type="float" office:value="0.374285714285714" calcext:value-type="float">
            <text:p>0,37</text:p>
          </table:table-cell>
          <table:table-cell table:formula="of:=1000*[.C13]/[.$C$4]" office:value-type="float" office:value="25.8382642998028" calcext:value-type="float">
            <text:p>25,84</text:p>
          </table:table-cell>
          <table:table-cell table:formula="of:=[.E13]/([.B13]/1000)" office:value-type="float" office:value="7.38236122851507" calcext:value-type="float">
            <text:p>7,38</text:p>
          </table:table-cell>
          <table:table-cell table:formula="of:=100*[.C13]/[.$G$4]" office:value-type="float" office:value="26.2" calcext:value-type="float">
            <text:p>26,2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.5" calcext:value-type="float">
            <text:p>1,50</text:p>
          </table:table-cell>
          <table:table-cell table:formula="of:=[.C14]/([.B14]/1000)" office:value-type="float" office:value="0.375" calcext:value-type="float">
            <text:p>0,38</text:p>
          </table:table-cell>
          <table:table-cell table:formula="of:=1000*[.C14]/[.$C$4]" office:value-type="float" office:value="29.585798816568" calcext:value-type="float">
            <text:p>29,59</text:p>
          </table:table-cell>
          <table:table-cell table:formula="of:=[.E14]/([.B14]/1000)" office:value-type="float" office:value="7.39644970414201" calcext:value-type="float">
            <text:p>7,40</text:p>
          </table:table-cell>
          <table:table-cell table:formula="of:=100*[.C14]/[.$G$4]" office:value-type="float" office:value="30" calcext:value-type="float">
            <text:p>30,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1.7" calcext:value-type="float">
            <text:p>1,70</text:p>
          </table:table-cell>
          <table:table-cell table:formula="of:=[.C15]/([.B15]/1000)" office:value-type="float" office:value="0.377777777777778" calcext:value-type="float">
            <text:p>0,38</text:p>
          </table:table-cell>
          <table:table-cell table:formula="of:=1000*[.C15]/[.$C$4]" office:value-type="float" office:value="33.5305719921105" calcext:value-type="float">
            <text:p>33,53</text:p>
          </table:table-cell>
          <table:table-cell table:formula="of:=[.E15]/([.B15]/1000)" office:value-type="float" office:value="7.45123822046899" calcext:value-type="float">
            <text:p>7,45</text:p>
          </table:table-cell>
          <table:table-cell table:formula="of:=100*[.C15]/[.$G$4]" office:value-type="float" office:value="34" calcext:value-type="float">
            <text:p>34,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.89" calcext:value-type="float">
            <text:p>1,89</text:p>
          </table:table-cell>
          <table:table-cell table:formula="of:=[.C16]/([.B16]/1000)" office:value-type="float" office:value="0.378" calcext:value-type="float">
            <text:p>0,38</text:p>
          </table:table-cell>
          <table:table-cell table:formula="of:=1000*[.C16]/[.$C$4]" office:value-type="float" office:value="37.2781065088757" calcext:value-type="float">
            <text:p>37,28</text:p>
          </table:table-cell>
          <table:table-cell table:formula="of:=[.E16]/([.B16]/1000)" office:value-type="float" office:value="7.45562130177515" calcext:value-type="float">
            <text:p>7,46</text:p>
          </table:table-cell>
          <table:table-cell table:formula="of:=100*[.C16]/[.$G$4]" office:value-type="float" office:value="37.8" calcext:value-type="float">
            <text:p>37,8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2.08" calcext:value-type="float">
            <text:p>2,08</text:p>
          </table:table-cell>
          <table:table-cell table:formula="of:=[.C17]/([.B17]/1000)" office:value-type="float" office:value="0.378181818181818" calcext:value-type="float">
            <text:p>0,38</text:p>
          </table:table-cell>
          <table:table-cell table:formula="of:=1000*[.C17]/[.$C$4]" office:value-type="float" office:value="41.025641025641" calcext:value-type="float">
            <text:p>41,03</text:p>
          </table:table-cell>
          <table:table-cell table:formula="of:=[.E17]/([.B17]/1000)" office:value-type="float" office:value="7.45920745920746" calcext:value-type="float">
            <text:p>7,46</text:p>
          </table:table-cell>
          <table:table-cell table:formula="of:=100*[.C17]/[.$G$4]" office:value-type="float" office:value="41.6" calcext:value-type="float">
            <text:p>41,60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.27" calcext:value-type="float">
            <text:p>2,27</text:p>
          </table:table-cell>
          <table:table-cell table:formula="of:=[.C18]/([.B18]/1000)" office:value-type="float" office:value="0.378333333333333" calcext:value-type="float">
            <text:p>0,38</text:p>
          </table:table-cell>
          <table:table-cell table:formula="of:=1000*[.C18]/[.$C$4]" office:value-type="float" office:value="44.7731755424063" calcext:value-type="float">
            <text:p>44,77</text:p>
          </table:table-cell>
          <table:table-cell table:formula="of:=[.E18]/([.B18]/1000)" office:value-type="float" office:value="7.46219592373438" calcext:value-type="float">
            <text:p>7,46</text:p>
          </table:table-cell>
          <table:table-cell table:formula="of:=100*[.C18]/[.$G$4]" office:value-type="float" office:value="45.4" calcext:value-type="float">
            <text:p>45,4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2.45" calcext:value-type="float">
            <text:p>2,45</text:p>
          </table:table-cell>
          <table:table-cell table:formula="of:=[.C19]/([.B19]/1000)" office:value-type="float" office:value="0.376923076923077" calcext:value-type="float">
            <text:p>0,38</text:p>
          </table:table-cell>
          <table:table-cell table:formula="of:=1000*[.C19]/[.$C$4]" office:value-type="float" office:value="48.3234714003945" calcext:value-type="float">
            <text:p>48,32</text:p>
          </table:table-cell>
          <table:table-cell table:formula="of:=[.E19]/([.B19]/1000)" office:value-type="float" office:value="7.4343802154453" calcext:value-type="float">
            <text:p>7,43</text:p>
          </table:table-cell>
          <table:table-cell table:formula="of:=100*[.C19]/[.$G$4]" office:value-type="float" office:value="49" calcext:value-type="float">
            <text:p>49,00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2.65" calcext:value-type="float">
            <text:p>2,65</text:p>
          </table:table-cell>
          <table:table-cell table:formula="of:=[.C20]/([.B20]/1000)" office:value-type="float" office:value="0.378571428571429" calcext:value-type="float">
            <text:p>0,38</text:p>
          </table:table-cell>
          <table:table-cell table:formula="of:=1000*[.C20]/[.$C$4]" office:value-type="float" office:value="52.2682445759369" calcext:value-type="float">
            <text:p>52,27</text:p>
          </table:table-cell>
          <table:table-cell table:formula="of:=[.E20]/([.B20]/1000)" office:value-type="float" office:value="7.4668920822767" calcext:value-type="float">
            <text:p>7,47</text:p>
          </table:table-cell>
          <table:table-cell table:formula="of:=100*[.C20]/[.$G$4]" office:value-type="float" office:value="53" calcext:value-type="float">
            <text:p>53,00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2.82" calcext:value-type="float">
            <text:p>2,82</text:p>
          </table:table-cell>
          <table:table-cell table:formula="of:=[.C21]/([.B21]/1000)" office:value-type="float" office:value="0.376" calcext:value-type="float">
            <text:p>0,38</text:p>
          </table:table-cell>
          <table:table-cell table:formula="of:=1000*[.C21]/[.$C$4]" office:value-type="float" office:value="55.6213017751479" calcext:value-type="float">
            <text:p>55,62</text:p>
          </table:table-cell>
          <table:table-cell table:formula="of:=[.E21]/([.B21]/1000)" office:value-type="float" office:value="7.41617357001972" calcext:value-type="float">
            <text:p>7,42</text:p>
          </table:table-cell>
          <table:table-cell table:formula="of:=100*[.C21]/[.$G$4]" office:value-type="float" office:value="56.4" calcext:value-type="float">
            <text:p>56,4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,00</text:p>
          </table:table-cell>
          <table:table-cell table:formula="of:=[.C22]/([.B22]/1000)" office:value-type="float" office:value="0.375" calcext:value-type="float">
            <text:p>0,38</text:p>
          </table:table-cell>
          <table:table-cell table:formula="of:=1000*[.C22]/[.$C$4]" office:value-type="float" office:value="59.1715976331361" calcext:value-type="float">
            <text:p>59,17</text:p>
          </table:table-cell>
          <table:table-cell table:formula="of:=[.E22]/([.B22]/1000)" office:value-type="float" office:value="7.39644970414201" calcext:value-type="float">
            <text:p>7,40</text:p>
          </table:table-cell>
          <table:table-cell table:formula="of:=100*[.C22]/[.$G$4]" office:value-type="float" office:value="60" calcext:value-type="float">
            <text:p>60,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float" office:value="3.2" calcext:value-type="float">
            <text:p>3,20</text:p>
          </table:table-cell>
          <table:table-cell table:formula="of:=[.C23]/([.B23]/1000)" office:value-type="float" office:value="0.376470588235294" calcext:value-type="float">
            <text:p>0,38</text:p>
          </table:table-cell>
          <table:table-cell table:formula="of:=1000*[.C23]/[.$C$4]" office:value-type="float" office:value="63.1163708086785" calcext:value-type="float">
            <text:p>63,12</text:p>
          </table:table-cell>
          <table:table-cell table:formula="of:=[.E23]/([.B23]/1000)" office:value-type="float" office:value="7.42545538925629" calcext:value-type="float">
            <text:p>7,43</text:p>
          </table:table-cell>
          <table:table-cell table:formula="of:=100*[.C23]/[.$G$4]" office:value-type="float" office:value="64" calcext:value-type="float">
            <text:p>64,0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3.4" calcext:value-type="float">
            <text:p>3,40</text:p>
          </table:table-cell>
          <table:table-cell table:formula="of:=[.C24]/([.B24]/1000)" office:value-type="float" office:value="0.377777777777778" calcext:value-type="float">
            <text:p>0,38</text:p>
          </table:table-cell>
          <table:table-cell table:formula="of:=1000*[.C24]/[.$C$4]" office:value-type="float" office:value="67.0611439842209" calcext:value-type="float">
            <text:p>67,06</text:p>
          </table:table-cell>
          <table:table-cell table:formula="of:=[.E24]/([.B24]/1000)" office:value-type="float" office:value="7.45123822046899" calcext:value-type="float">
            <text:p>7,45</text:p>
          </table:table-cell>
          <table:table-cell table:formula="of:=100*[.C24]/[.$G$4]" office:value-type="float" office:value="68" calcext:value-type="float">
            <text:p>68,00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office:value-type="float" office:value="3.6" calcext:value-type="float">
            <text:p>3,60</text:p>
          </table:table-cell>
          <table:table-cell table:formula="of:=[.C25]/([.B25]/1000)" office:value-type="float" office:value="0.378947368421053" calcext:value-type="float">
            <text:p>0,38</text:p>
          </table:table-cell>
          <table:table-cell table:formula="of:=1000*[.C25]/[.$C$4]" office:value-type="float" office:value="71.0059171597633" calcext:value-type="float">
            <text:p>71,01</text:p>
          </table:table-cell>
          <table:table-cell table:formula="of:=[.E25]/([.B25]/1000)" office:value-type="float" office:value="7.47430706944877" calcext:value-type="float">
            <text:p>7,47</text:p>
          </table:table-cell>
          <table:table-cell table:formula="of:=100*[.C25]/[.$G$4]" office:value-type="float" office:value="72" calcext:value-type="float">
            <text:p>72,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.84" calcext:value-type="float">
            <text:p>3,84</text:p>
          </table:table-cell>
          <table:table-cell table:formula="of:=[.C26]/([.B26]/1000)" office:value-type="float" office:value="0.384" calcext:value-type="float">
            <text:p>0,38</text:p>
          </table:table-cell>
          <table:table-cell table:formula="of:=1000*[.C26]/[.$C$4]" office:value-type="float" office:value="75.7396449704142" calcext:value-type="float">
            <text:p>75,74</text:p>
          </table:table-cell>
          <table:table-cell table:formula="of:=[.E26]/([.B26]/1000)" office:value-type="float" office:value="7.57396449704142" calcext:value-type="float">
            <text:p>7,57</text:p>
          </table:table-cell>
          <table:table-cell table:formula="of:=100*[.C26]/[.$G$4]" office:value-type="float" office:value="76.8" calcext:value-type="float">
            <text:p>76,80</text:p>
          </table:table-cell>
        </table:table-row>
      </table:table>
      <table:table table:name="plain_pwm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solution: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f_pwm: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T_pwm: 100 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c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_a: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isplay rpm: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_meas (%)</text:p>
          </table:table-cell>
          <table:table-cell office:value-type="string" calcext:value-type="string">
            <text:p>u_meas (V)</text:p>
          </table:table-cell>
          <table:table-cell office:value-type="string" calcext:value-type="string">
            <text:p>d_osci (%)</text:p>
          </table:table-cell>
          <table:table-cell office:value-type="string" calcext:value-type="string">
            <text:p>d_ctrl (%)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350" calcext:value-type="float">
            <text:p>2350</text:p>
          </table:table-cell>
          <table:table-cell office:value-type="float" office:value="56.1" calcext:value-type="float">
            <text:p>56,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C10]/[.$D$3]" office:value-type="float" office:value="0.47" calcext:value-type="float">
            <text:p>0,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850" calcext:value-type="float">
            <text:p>2850</text:p>
          </table:table-cell>
          <table:table-cell office:value-type="float" office:value="46.5" calcext:value-type="float">
            <text:p>46,5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11]/[.$D$3]" office:value-type="float" office:value="0.57" calcext:value-type="float">
            <text:p>0,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350" calcext:value-type="float">
            <text:p>33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C12]/[.$D$3]" office:value-type="float" office:value="0.67" calcext:value-type="float">
            <text:p>0,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3700" calcext:value-type="float">
            <text:p>3700</text:p>
          </table:table-cell>
          <table:table-cell office:value-type="float" office:value="30.7" calcext:value-type="float">
            <text:p>30,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C13]/[.$D$3]" office:value-type="float" office:value="0.74" calcext:value-type="float">
            <text:p>0,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25.2" calcext:value-type="float">
            <text:p>25,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C14]/[.$D$3]"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4240" calcext:value-type="float">
            <text:p>4240</text:p>
          </table:table-cell>
          <table:table-cell office:value-type="float" office:value="20.7" calcext:value-type="float">
            <text:p>20,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C15]/[.$D$3]" office:value-type="float" office:value="0.848" calcext:value-type="float">
            <text:p>0,8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430" calcext:value-type="float">
            <text:p>4430</text:p>
          </table:table-cell>
          <table:table-cell office:value-type="float" office:value="17.1" calcext:value-type="float">
            <text:p>17,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6]/[.$D$3]" office:value-type="float" office:value="0.886" calcext:value-type="float">
            <text:p>0,8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4560" calcext:value-type="float">
            <text:p>4560</text:p>
          </table:table-cell>
          <table:table-cell office:value-type="float" office:value="14.1" calcext:value-type="float">
            <text:p>14,1</text:p>
          </table:table-cell>
          <table:table-cell table:number-columns-repeated="2"/>
          <table:table-cell table:formula="of:=[.C17]/[.$D$3]" office:value-type="float" office:value="0.912" calcext:value-type="float">
            <text:p>0,9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4651" calcext:value-type="float">
            <text:p>4651</text:p>
          </table:table-cell>
          <table:table-cell office:value-type="float" office:value="12.4" calcext:value-type="float">
            <text:p>12,4</text:p>
          </table:table-cell>
          <table:table-cell table:number-columns-repeated="2"/>
          <table:table-cell table:formula="of:=[.C18]/[.$D$3]" office:value-type="float" office:value="0.9302" calcext:value-type="float">
            <text:p>0,93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4658" calcext:value-type="float">
            <text:p>4658</text:p>
          </table:table-cell>
          <table:table-cell office:value-type="float" office:value="12.4" calcext:value-type="float">
            <text:p>12,4</text:p>
          </table:table-cell>
          <table:table-cell table:number-columns-repeated="2"/>
          <table:table-cell table:formula="of:=[.C19]/[.$D$3]" office:value-type="float" office:value="0.9316" calcext:value-type="float">
            <text:p>0,93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4663" calcext:value-type="float">
            <text:p>4663</text:p>
          </table:table-cell>
          <table:table-cell office:value-type="float" office:value="12.3" calcext:value-type="float">
            <text:p>12,3</text:p>
          </table:table-cell>
          <table:table-cell table:number-columns-repeated="2"/>
          <table:table-cell table:formula="of:=[.C20]/[.$D$3]" office:value-type="float" office:value="0.9326" calcext:value-type="float">
            <text:p>0,93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4668" calcext:value-type="float">
            <text:p>4668</text:p>
          </table:table-cell>
          <table:table-cell office:value-type="float" office:value="12.1" calcext:value-type="float">
            <text:p>12,1</text:p>
          </table:table-cell>
          <table:table-cell table:number-columns-repeated="2"/>
          <table:table-cell table:formula="of:=[.C21]/[.$D$3]" office:value-type="float" office:value="0.9336" calcext:value-type="float">
            <text:p>0,93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4673" calcext:value-type="float">
            <text:p>467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C22]/[.$D$3]" office:value-type="float" office:value="0.9346" calcext:value-type="float">
            <text:p>0,9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4677" calcext:value-type="float">
            <text:p>4677</text:p>
          </table:table-cell>
          <table:table-cell office:value-type="float" office:value="11.9" calcext:value-type="float">
            <text:p>11,9</text:p>
          </table:table-cell>
          <table:table-cell table:number-columns-repeated="2"/>
          <table:table-cell table:formula="of:=[.C23]/[.$D$3]" office:value-type="float" office:value="0.9354" calcext:value-type="float">
            <text:p>0,9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4682" calcext:value-type="float">
            <text:p>4682</text:p>
          </table:table-cell>
          <table:table-cell office:value-type="float" office:value="11.7" calcext:value-type="float">
            <text:p>11,7</text:p>
          </table:table-cell>
          <table:table-cell table:number-columns-repeated="2"/>
          <table:table-cell table:formula="of:=[.C24]/[.$D$3]" office:value-type="float" office:value="0.9364" calcext:value-type="float">
            <text:p>0,93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float" office:value="4687" calcext:value-type="float">
            <text:p>4687</text:p>
          </table:table-cell>
          <table:table-cell office:value-type="float" office:value="11.7" calcext:value-type="float">
            <text:p>11,7</text:p>
          </table:table-cell>
          <table:table-cell table:number-columns-repeated="2"/>
          <table:table-cell table:formula="of:=[.C25]/[.$D$3]" office:value-type="float" office:value="0.9374" calcext:value-type="float">
            <text:p>0,93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4694" calcext:value-type="float">
            <text:p>4694</text:p>
          </table:table-cell>
          <table:table-cell office:value-type="float" office:value="11.9" calcext:value-type="float">
            <text:p>11,9</text:p>
          </table:table-cell>
          <table:table-cell table:number-columns-repeated="2"/>
          <table:table-cell table:formula="of:=[.C26]/[.$D$3]" office:value-type="float" office:value="0.9388" calcext:value-type="float">
            <text:p>0,93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office:value-type="float" office:value="4702" calcext:value-type="float">
            <text:p>4702</text:p>
          </table:table-cell>
          <table:table-cell office:value-type="float" office:value="12.4" calcext:value-type="float">
            <text:p>12,4</text:p>
          </table:table-cell>
          <table:table-cell table:number-columns-repeated="2"/>
          <table:table-cell table:formula="of:=[.C27]/[.$D$3]" office:value-type="float" office:value="0.9404" calcext:value-type="float">
            <text:p>0,94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715" calcext:value-type="float">
            <text:p>4715</text:p>
          </table:table-cell>
          <table:table-cell office:value-type="float" office:value="13.2" calcext:value-type="float">
            <text:p>13,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8]/[.$D$3]" office:value-type="float" office:value="0.943" calcext:value-type="float">
            <text:p>0,943</text:p>
          </table:table-cell>
          <table:table-cell table:number-columns-repeated="2"/>
        </table:table-row>
      </table:table>
      <table:table table:name="par_2uF_diode" table:style-name="ta1">
        <table:shapes>
          <draw:frame draw:z-index="0" draw:style-name="gr1" draw:text-style-name="P1" svg:width="32.19cm" svg:height="17.86cm" svg:x="20.636cm" svg:y="1.833cm">
            <draw:object draw:notify-on-update-of-ranges="par_2uF_diode.B7:par_2uF_diode.B7 par_2uF_diode.B10:par_2uF_diode.B28 par_2uF_diode.C7:par_2uF_diode.C7 par_2uF_diode.C10:par_2uF_diode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3cm" svg:height="9.006cm" svg:x="24.375cm" svg:y="23.187cm">
            <draw:object draw:notify-on-update-of-ranges="par_2uF_diode.B7:par_2uF_diode.B7 par_2uF_diode.C10:par_2uF_diode.C28 par_2uF_diode.D7:par_2uF_diode.D7 par_2uF_diode.D10:par_2uF_diode.D28 par_2uF_diode.B7:par_2uF_diode.B7 par_2uF_diode.C10:par_2uF_diode.C28 par_2uF_diode.G7:par_2uF_diode.G7 par_2uF_diode.G10:par_2uF_diode.G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olution: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_pwm: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string" calcext:value-type="string">
            <text:p>T_pwm: 1051 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c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_a: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display rpm: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u_meas (V)</text:p>
          </table:table-cell>
          <table:table-cell/>
          <table:table-cell office:value-type="string" calcext:value-type="string">
            <text:p>d_ctrl (%)</text:p>
          </table:table-cell>
          <table:table-cell office:value-type="string" calcext:value-type="string">
            <text:p>u_theor (V)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office:value-type="float" office:value="0.43" calcext:value-type="float">
            <text:p>0,43</text:p>
          </table:table-cell>
          <table:table-cell/>
          <table:table-cell table:formula="of:=100*[.C10]/[.$D$3]" office:value-type="float" office:value="2.34" calcext:value-type="float">
            <text:p>2,34</text:p>
          </table:table-cell>
          <table:table-cell table:formula="of:=[.$F$4]*[.F10]/100" office:value-type="float" office:value="0.117" calcext:value-type="float">
            <text:p>0,117</text:p>
          </table:table-cell>
          <table:table-cell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334" calcext:value-type="float">
            <text:p>334</text:p>
          </table:table-cell>
          <table:table-cell office:value-type="float" office:value="0.61" calcext:value-type="float">
            <text:p>0,61</text:p>
          </table:table-cell>
          <table:table-cell/>
          <table:table-cell table:formula="of:=100*[.C11]/[.$D$3]" office:value-type="float" office:value="6.68" calcext:value-type="float">
            <text:p>6,68</text:p>
          </table:table-cell>
          <table:table-cell table:formula="of:=[.$F$4]*[.F11]/100" office:value-type="float" office:value="0.334" calcext:value-type="float">
            <text:p>0,334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670" calcext:value-type="float">
            <text:p>670</text:p>
          </table:table-cell>
          <table:table-cell office:value-type="float" office:value="0.8" calcext:value-type="float">
            <text:p>0,8</text:p>
          </table:table-cell>
          <table:table-cell/>
          <table:table-cell table:formula="of:=100*[.C12]/[.$D$3]" office:value-type="float" office:value="13.4" calcext:value-type="float">
            <text:p>13,4</text:p>
          </table:table-cell>
          <table:table-cell table:formula="of:=[.$F$4]*[.F12]/100" office:value-type="float" office:value="0.67" calcext:value-type="float">
            <text:p>0,67</text:p>
          </table:table-cell>
          <table:table-cell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/>
          <table:table-cell table:formula="of:=100*[.C13]/[.$D$3]" office:value-type="float" office:value="18.7" calcext:value-type="float">
            <text:p>18,7</text:p>
          </table:table-cell>
          <table:table-cell table:formula="of:=[.$F$4]*[.F13]/100" office:value-type="float" office:value="0.935" calcext:value-type="float">
            <text:p>0,935</text:p>
          </table:table-cell>
          <table:table-cell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175" calcext:value-type="float">
            <text:p>1175</text:p>
          </table:table-cell>
          <table:table-cell office:value-type="float" office:value="1.19" calcext:value-type="float">
            <text:p>1,19</text:p>
          </table:table-cell>
          <table:table-cell/>
          <table:table-cell table:formula="of:=100*[.C14]/[.$D$3]" office:value-type="float" office:value="23.5" calcext:value-type="float">
            <text:p>23,5</text:p>
          </table:table-cell>
          <table:table-cell table:formula="of:=[.$F$4]*[.F14]/100" office:value-type="float" office:value="1.175" calcext:value-type="float">
            <text:p>1,175</text:p>
          </table:table-cell>
          <table:table-cell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1385" calcext:value-type="float">
            <text:p>1385</text:p>
          </table:table-cell>
          <table:table-cell office:value-type="float" office:value="1.38" calcext:value-type="float">
            <text:p>1,38</text:p>
          </table:table-cell>
          <table:table-cell/>
          <table:table-cell table:formula="of:=100*[.C15]/[.$D$3]" office:value-type="float" office:value="27.7" calcext:value-type="float">
            <text:p>27,7</text:p>
          </table:table-cell>
          <table:table-cell table:formula="of:=[.$F$4]*[.F15]/100" office:value-type="float" office:value="1.385" calcext:value-type="float">
            <text:p>1,385</text:p>
          </table:table-cell>
          <table:table-cell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595" calcext:value-type="float">
            <text:p>1595</text:p>
          </table:table-cell>
          <table:table-cell office:value-type="float" office:value="1.58" calcext:value-type="float">
            <text:p>1,58</text:p>
          </table:table-cell>
          <table:table-cell/>
          <table:table-cell table:formula="of:=100*[.C16]/[.$D$3]" office:value-type="float" office:value="31.9" calcext:value-type="float">
            <text:p>31,9</text:p>
          </table:table-cell>
          <table:table-cell table:formula="of:=[.$F$4]*[.F16]/100" office:value-type="float" office:value="1.595" calcext:value-type="float">
            <text:p>1,595</text:p>
          </table:table-cell>
          <table:table-cell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1785" calcext:value-type="float">
            <text:p>1785</text:p>
          </table:table-cell>
          <table:table-cell office:value-type="float" office:value="1.76" calcext:value-type="float">
            <text:p>1,76</text:p>
          </table:table-cell>
          <table:table-cell/>
          <table:table-cell table:formula="of:=100*[.C17]/[.$D$3]" office:value-type="float" office:value="35.7" calcext:value-type="float">
            <text:p>35,7</text:p>
          </table:table-cell>
          <table:table-cell table:formula="of:=[.$F$4]*[.F17]/100" office:value-type="float" office:value="1.785" calcext:value-type="float">
            <text:p>1,785</text:p>
          </table:table-cell>
          <table:table-cell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990" calcext:value-type="float">
            <text:p>1990</text:p>
          </table:table-cell>
          <table:table-cell office:value-type="float" office:value="1.97" calcext:value-type="float">
            <text:p>1,97</text:p>
          </table:table-cell>
          <table:table-cell/>
          <table:table-cell table:formula="of:=100*[.C18]/[.$D$3]" office:value-type="float" office:value="39.8" calcext:value-type="float">
            <text:p>39,8</text:p>
          </table:table-cell>
          <table:table-cell table:formula="of:=[.$F$4]*[.F18]/100" office:value-type="float" office:value="1.99" calcext:value-type="float">
            <text:p>1,99</text:p>
          </table:table-cell>
          <table:table-cell/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2185" calcext:value-type="float">
            <text:p>2185</text:p>
          </table:table-cell>
          <table:table-cell office:value-type="float" office:value="2.17" calcext:value-type="float">
            <text:p>2,17</text:p>
          </table:table-cell>
          <table:table-cell/>
          <table:table-cell table:formula="of:=100*[.C19]/[.$D$3]" office:value-type="float" office:value="43.7" calcext:value-type="float">
            <text:p>43,7</text:p>
          </table:table-cell>
          <table:table-cell table:formula="of:=[.$F$4]*[.F19]/100" office:value-type="float" office:value="2.185" calcext:value-type="float">
            <text:p>2,185</text:p>
          </table:table-cell>
          <table:table-cell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376" calcext:value-type="float">
            <text:p>2376</text:p>
          </table:table-cell>
          <table:table-cell office:value-type="float" office:value="2.37" calcext:value-type="float">
            <text:p>2,37</text:p>
          </table:table-cell>
          <table:table-cell/>
          <table:table-cell table:formula="of:=100*[.C20]/[.$D$3]" office:value-type="float" office:value="47.52" calcext:value-type="float">
            <text:p>47,52</text:p>
          </table:table-cell>
          <table:table-cell table:formula="of:=[.$F$4]*[.F20]/100" office:value-type="float" office:value="2.376" calcext:value-type="float">
            <text:p>2,376</text:p>
          </table:table-cell>
          <table:table-cell/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2565" calcext:value-type="float">
            <text:p>2565</text:p>
          </table:table-cell>
          <table:table-cell office:value-type="float" office:value="2.56" calcext:value-type="float">
            <text:p>2,56</text:p>
          </table:table-cell>
          <table:table-cell/>
          <table:table-cell table:formula="of:=100*[.C21]/[.$D$3]" office:value-type="float" office:value="51.3" calcext:value-type="float">
            <text:p>51,3</text:p>
          </table:table-cell>
          <table:table-cell table:formula="of:=[.$F$4]*[.F21]/100" office:value-type="float" office:value="2.565" calcext:value-type="float">
            <text:p>2,565</text:p>
          </table:table-cell>
          <table:table-cell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2750" calcext:value-type="float">
            <text:p>2750</text:p>
          </table:table-cell>
          <table:table-cell office:value-type="float" office:value="2.76" calcext:value-type="float">
            <text:p>2,76</text:p>
          </table:table-cell>
          <table:table-cell/>
          <table:table-cell table:formula="of:=100*[.C22]/[.$D$3]" office:value-type="float" office:value="55" calcext:value-type="float">
            <text:p>55</text:p>
          </table:table-cell>
          <table:table-cell table:formula="of:=[.$F$4]*[.F22]/100" office:value-type="float" office:value="2.75" calcext:value-type="float">
            <text:p>2,75</text:p>
          </table:table-cell>
          <table:table-cell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2920" calcext:value-type="float">
            <text:p>2920</text:p>
          </table:table-cell>
          <table:table-cell office:value-type="float" office:value="2.94" calcext:value-type="float">
            <text:p>2,94</text:p>
          </table:table-cell>
          <table:table-cell/>
          <table:table-cell table:formula="of:=100*[.C23]/[.$D$3]" office:value-type="float" office:value="58.4" calcext:value-type="float">
            <text:p>58,4</text:p>
          </table:table-cell>
          <table:table-cell table:formula="of:=[.$F$4]*[.F23]/100" office:value-type="float" office:value="2.92" calcext:value-type="float">
            <text:p>2,92</text:p>
          </table:table-cell>
          <table:table-cell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3125" calcext:value-type="float">
            <text:p>3125</text:p>
          </table:table-cell>
          <table:table-cell office:value-type="float" office:value="3.18" calcext:value-type="float">
            <text:p>3,18</text:p>
          </table:table-cell>
          <table:table-cell/>
          <table:table-cell table:formula="of:=100*[.C24]/[.$D$3]" office:value-type="float" office:value="62.5" calcext:value-type="float">
            <text:p>62,5</text:p>
          </table:table-cell>
          <table:table-cell table:formula="of:=[.$F$4]*[.F24]/100" office:value-type="float" office:value="3.125" calcext:value-type="float">
            <text:p>3,125</text:p>
          </table:table-cell>
          <table:table-cell/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float" office:value="3495" calcext:value-type="float">
            <text:p>3495</text:p>
          </table:table-cell>
          <table:table-cell office:value-type="float" office:value="3.57" calcext:value-type="float">
            <text:p>3,57</text:p>
          </table:table-cell>
          <table:table-cell/>
          <table:table-cell table:formula="of:=100*[.C25]/[.$D$3]" office:value-type="float" office:value="69.9" calcext:value-type="float">
            <text:p>69,9</text:p>
          </table:table-cell>
          <table:table-cell table:formula="of:=[.$F$4]*[.F25]/100" office:value-type="float" office:value="3.495" calcext:value-type="float">
            <text:p>3,495</text:p>
          </table:table-cell>
          <table:table-cell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3510" calcext:value-type="float">
            <text:p>3510</text:p>
          </table:table-cell>
          <table:table-cell office:value-type="float" office:value="3.56" calcext:value-type="float">
            <text:p>3,56</text:p>
          </table:table-cell>
          <table:table-cell/>
          <table:table-cell table:formula="of:=100*[.C26]/[.$D$3]" office:value-type="float" office:value="70.2" calcext:value-type="float">
            <text:p>70,2</text:p>
          </table:table-cell>
          <table:table-cell table:formula="of:=[.$F$4]*[.F26]/100" office:value-type="float" office:value="3.51" calcext:value-type="float">
            <text:p>3,51</text:p>
          </table:table-cell>
          <table:table-cell/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office:value-type="float" office:value="3715" calcext:value-type="float">
            <text:p>3715</text:p>
          </table:table-cell>
          <table:table-cell office:value-type="float" office:value="3.82" calcext:value-type="float">
            <text:p>3,82</text:p>
          </table:table-cell>
          <table:table-cell/>
          <table:table-cell table:formula="of:=100*[.C27]/[.$D$3]" office:value-type="float" office:value="74.3" calcext:value-type="float">
            <text:p>74,3</text:p>
          </table:table-cell>
          <table:table-cell table:formula="of:=[.$F$4]*[.F27]/100" office:value-type="float" office:value="3.715" calcext:value-type="float">
            <text:p>3,715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939" calcext:value-type="float">
            <text:p>3939</text:p>
          </table:table-cell>
          <table:table-cell office:value-type="float" office:value="4.07" calcext:value-type="float">
            <text:p>4,07</text:p>
          </table:table-cell>
          <table:table-cell/>
          <table:table-cell table:formula="of:=100*[.C28]/[.$D$3]" office:value-type="float" office:value="78.78" calcext:value-type="float">
            <text:p>78,78</text:p>
          </table:table-cell>
          <table:table-cell table:formula="of:=[.$F$4]*[.F28]/100" office:value-type="float" office:value="3.939" calcext:value-type="float">
            <text:p>3,9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.00.0000</text:date>, <text:time style:data-style-name="N2" text:time-value="00:39:24.74146937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21:39:27.717603821</meta:creation-date>
    <dc:date>2022-07-13T01:22:34.212259868</dc:date>
    <meta:editing-duration>PT3H58M27S</meta:editing-duration>
    <meta:editing-cycles>76</meta:editing-cycles>
    <meta:generator>LibreOffice/7.2.2.2$Linux_X86_64 LibreOffice_project/20$Build-2</meta:generator>
    <meta:document-statistic meta:table-count="3" meta:cell-count="3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10000" chart:origin="0" chart:interval-major="500" chart:interval-minor-divisor="3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000" chart:origin="0" chart:interval-major="500" chart:interval-minor-divis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91cm" svg:height="17.861cm" xlink:href=".." xlink:type="simple" chart:class="chart:scatter" chart:style-name="ch1">
        <chart:legend chart:legend-position="end" svg:x="30.662cm" svg:y="8.631cm" style:legend-expansion="high" chart:style-name="ch2"/>
        <chart:plot-area chart:style-name="ch3" table:cell-range-address="par_2uF_diode.B7:par_2uF_diode.C7 par_2uF_diode.B10:par_2uF_diode.C28" chart:data-source-has-labels="row" svg:x="0.643cm" svg:y="0.357cm" svg:width="29.376cm" svg:height="17.147cm">
          <chart:coordinate-region svg:x="1.635cm" svg:y="0.556cm" svg:width="27.919cm" svg:height="16.3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r_2uF_diode.C10:par_2uF_diode.C28" chart:label-cell-address="par_2uF_diode.C7:par_2uF_diode.C7" chart:class="chart:scatter">
            <chart:domain table:cell-range-address="par_2uF_diode.B10:par_2uF_diode.B28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#</text:p>
                <draw:g>
                  <svg:desc>par_2uF_diode.C7:par_2uF_diode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par_2uF_diode.B10:par_2uF_diode.B28</svg:desc>
                </draw:g>
              </table:table-cell>
              <table:table-cell office:value-type="float" office:value="117">
                <text:p>117</text:p>
                <draw:g>
                  <svg:desc>par_2uF_diode.C10:par_2uF_diode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">
                <text:p>2500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">
                <text:p>350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">
                <text:p>4500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">
                <text:p>5500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">
                <text:p>6000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">
                <text:p>6500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">
                <text:p>700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">
                <text:p>750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">
                <text:p>8000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">
                <text:p>8500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">
                <text:p>900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">
                <text:p>9500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3939">
                <text:p>3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" chart:interval-major="0.5" chart:interval-minor-divis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2.887cm" svg:y="3.955cm" style:legend-expansion="high" chart:style-name="ch2"/>
        <chart:plot-area chart:style-name="ch3" table:cell-range-address="par_2uF_diode.B7:par_2uF_diode.B7 par_2uF_diode.C10:par_2uF_diode.D28 par_2uF_diode.D7:par_2uF_diode.D7 par_2uF_diode.G7:par_2uF_diode.G7 par_2uF_diode.G10:par_2uF_diode.G28" chart:data-source-has-labels="row" svg:x="0.659cm" svg:y="0.204cm" svg:width="11.981cm" svg:height="8.646cm">
          <chart:coordinate-region svg:x="1.386cm" svg:y="0.403cm" svg:width="10.88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r_2uF_diode.D10:par_2uF_diode.D28" chart:label-cell-address="par_2uF_diode.D7:par_2uF_diode.D7" chart:class="chart:scatter">
            <chart:domain table:cell-range-address="par_2uF_diode.C10:par_2uF_diode.C28"/>
            <chart:data-point chart:repeated="19"/>
          </chart:series>
          <chart:series chart:style-name="ch8" chart:values-cell-range-address="par_2uF_diode.G10:par_2uF_diode.G28" chart:label-cell-address="par_2uF_diode.G7:par_2uF_diode.G7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u_meas (V)</text:p>
                <draw:g>
                  <svg:desc>par_2uF_diode.D7:par_2uF_diode.D7</svg:desc>
                </draw:g>
              </table:table-cell>
              <table:table-cell office:value-type="string">
                <text:p>u_theor (V)</text:p>
                <draw:g>
                  <svg:desc>par_2uF_diode.G7:par_2uF_diode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">
                <text:p>117</text:p>
                <draw:g>
                  <svg:desc>par_2uF_diode.C10:par_2uF_diode.C28</svg:desc>
                </draw:g>
              </table:table-cell>
              <table:table-cell office:value-type="float" office:value="0.43">
                <text:p>0.43</text:p>
                <draw:g>
                  <svg:desc>par_2uF_diode.D10:par_2uF_diode.D28</svg:desc>
                </draw:g>
              </table:table-cell>
              <table:table-cell office:value-type="float" office:value="0.117">
                <text:p>0.117</text:p>
                <draw:g>
                  <svg:desc>par_2uF_diode.G10:par_2uF_diode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4">
                <text:p>334</text:p>
              </table:table-cell>
              <table:table-cell office:value-type="float" office:value="0.61">
                <text:p>0.61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0">
                <text:p>670</text:p>
              </table:table-cell>
              <table:table-cell office:value-type="float" office:value="0.8">
                <text:p>0.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5">
                <text:p>935</text:p>
              </table:table-cell>
              <table:table-cell office:value-type="float" office:value="1">
                <text:p>1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5">
                <text:p>1175</text:p>
              </table:table-cell>
              <table:table-cell office:value-type="float" office:value="1.19">
                <text:p>1.19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5">
                <text:p>1385</text:p>
              </table:table-cell>
              <table:table-cell office:value-type="float" office:value="1.38">
                <text:p>1.38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5">
                <text:p>1595</text:p>
              </table:table-cell>
              <table:table-cell office:value-type="float" office:value="1.58">
                <text:p>1.58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5">
                <text:p>1785</text:p>
              </table:table-cell>
              <table:table-cell office:value-type="float" office:value="1.76">
                <text:p>1.76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0">
                <text:p>1990</text:p>
              </table:table-cell>
              <table:table-cell office:value-type="float" office:value="1.97">
                <text:p>1.9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5">
                <text:p>2185</text:p>
              </table:table-cell>
              <table:table-cell office:value-type="float" office:value="2.17">
                <text:p>2.17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76">
                <text:p>2376</text:p>
              </table:table-cell>
              <table:table-cell office:value-type="float" office:value="2.37">
                <text:p>2.37</text:p>
              </table:table-cell>
              <table:table-cell office:value-type="float" office:value="2.376">
                <text:p>2.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65">
                <text:p>2565</text:p>
              </table:table-cell>
              <table:table-cell office:value-type="float" office:value="2.56">
                <text:p>2.56</text:p>
              </table:table-cell>
              <table:table-cell office:value-type="float" office:value="2.565">
                <text:p>2.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0">
                <text:p>2750</text:p>
              </table:table-cell>
              <table:table-cell office:value-type="float" office:value="2.76">
                <text:p>2.76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20">
                <text:p>2920</text:p>
              </table:table-cell>
              <table:table-cell office:value-type="float" office:value="2.94">
                <text:p>2.9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25">
                <text:p>3125</text:p>
              </table:table-cell>
              <table:table-cell office:value-type="float" office:value="3.18">
                <text:p>3.18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5">
                <text:p>3495</text:p>
              </table:table-cell>
              <table:table-cell office:value-type="float" office:value="3.57">
                <text:p>3.57</text:p>
              </table:table-cell>
              <table:table-cell office:value-type="float" office:value="3.495">
                <text:p>3.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10">
                <text:p>3510</text:p>
              </table:table-cell>
              <table:table-cell office:value-type="float" office:value="3.56">
                <text:p>3.5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15">
                <text:p>3715</text:p>
              </table:table-cell>
              <table:table-cell office:value-type="float" office:value="3.82">
                <text:p>3.82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39">
                <text:p>3939</text:p>
              </table:table-cell>
              <table:table-cell office:value-type="float" office:value="4.07">
                <text:p>4.07</text:p>
              </table:table-cell>
              <table:table-cell office:value-type="float" office:value="3.939">
                <text:p>3.9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